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2e2f4" officeooo:paragraph-rsid="0012e2f4" style:font-size-asian="14pt" style:font-weight-asian="bold" style:font-name-complex="Arial2" style:font-size-complex="14pt" style:font-weight-complex="bold"/>
    </style:style>
    <style:style style:name="P2" style:family="paragraph" style:parent-style-name="Standard">
      <style:text-properties style:font-name="Arial" fo:font-size="12pt" officeooo:rsid="0012e2f4" officeooo:paragraph-rsid="0012e2f4" style:font-size-asian="12pt" style:font-name-complex="Arial2" style:font-size-complex="12pt"/>
    </style:style>
    <style:style style:name="P3" style:family="paragraph" style:parent-style-name="Standard">
      <style:paragraph-properties>
        <style:tab-stops>
          <style:tab-stop style:position="1.408cm"/>
        </style:tab-stops>
      </style:paragraph-properties>
      <style:text-properties style:font-name="Arial" fo:font-size="12pt" officeooo:rsid="0012e2f4" officeooo:paragraph-rsid="0012e2f4" style:font-size-asian="12pt" style:font-name-complex="Arial2" style:font-size-complex="12pt"/>
    </style:style>
    <style:style style:name="P4" style:family="paragraph" style:parent-style-name="Standard">
      <style:text-properties style:font-name="Arial" fo:font-size="12pt" officeooo:paragraph-rsid="0012e2f4" style:font-size-asian="12pt" style:font-name-complex="Arial2" style:font-size-complex="12pt"/>
    </style:style>
    <style:style style:name="P5" style:family="paragraph" style:parent-style-name="Standard">
      <style:text-properties style:font-name="Arial" fo:font-size="12pt" officeooo:paragraph-rsid="0012e2f4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.408cm"/>
        </style:tab-stops>
      </style:paragraph-properties>
      <style:text-properties style:font-name="Arial" fo:font-size="12pt" officeooo:paragraph-rsid="0012e2f4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12e2f4" style:font-size-asian="12pt" style:font-size-complex="12pt"/>
    </style:style>
    <style:style style:name="P8" style:family="paragraph" style:parent-style-name="Standard">
      <style:text-properties style:font-name="Arial" fo:font-size="12pt" officeooo:paragraph-rsid="0012e2f4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paragraph-rsid="0012e2f4" style:font-name-asian="MS Mincho" style:font-size-asian="12pt" style:font-name-complex="Arial2" style:font-size-complex="12pt"/>
    </style:style>
    <style:style style:name="P10" style:family="paragraph" style:parent-style-name="Standard">
      <style:paragraph-properties fo:line-height="150%"/>
      <style:text-properties style:font-name="Arial" fo:font-size="12pt" officeooo:paragraph-rsid="0012e2f4" style:font-name-asian="Symbol" style:font-size-asian="12pt" style:font-name-complex="Symbol" style:font-size-complex="12pt"/>
    </style:style>
    <style:style style:name="P11" style:family="paragraph" style:parent-style-name="Standard">
      <style:text-properties style:font-name="Arial" fo:font-size="12pt" officeooo:paragraph-rsid="0012e2f4" style:font-name-asian="Symbol" style:font-size-asian="12pt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style="italic" officeooo:paragraph-rsid="0012e2f4" style:font-size-asian="12pt" style:font-style-asian="italic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ff0000" style:font-name="Arial" fo:font-size="12pt" officeooo:paragraph-rsid="0012e2f4" style:font-size-asian="12pt" style:font-name-complex="Arial" style:font-size-complex="12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Arial" fo:font-size="12pt" officeooo:paragraph-rsid="0012e2f4" style:font-size-asian="12pt" style:font-name-complex="Arial" style:font-size-complex="12pt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paragraph-rsid="0012e2f4" style:font-size-asian="12pt" style:font-name-complex="Arial2" style:font-size-complex="12pt"/>
    </style:style>
    <style:style style:name="P16" style:family="paragraph" style:parent-style-name="Standard">
      <style:paragraph-properties fo:margin-left="0.704cm" fo:margin-right="0cm" fo:text-indent="-0.704cm" style:auto-text-indent="false"/>
      <style:text-properties style:font-name="Arial" fo:font-size="12pt" officeooo:paragraph-rsid="0012e2f4" style:font-name-asian="Symbol" style:font-size-asian="12pt" style:font-size-complex="12pt"/>
    </style:style>
    <style:style style:name="P17" style:family="paragraph" style:parent-style-name="Text_20_body">
      <style:text-properties style:font-name="Arial" fo:font-size="12pt" officeooo:paragraph-rsid="0012e2f4" style:font-size-asian="12pt" style:font-size-complex="12pt"/>
    </style:style>
    <style:style style:name="P18" style:family="paragraph" style:parent-style-name="Standard" style:list-style-name="WW8Num4">
      <style:text-properties style:font-name="Arial" fo:font-size="12pt" officeooo:paragraph-rsid="0012e2f4" style:font-size-asian="12pt" style:font-name-complex="Arial" style:font-size-complex="12pt"/>
    </style:style>
    <style:style style:name="P19" style:family="paragraph" style:parent-style-name="Standard" style:list-style-name="WWNum5">
      <style:text-properties style:font-name="Arial" fo:font-size="12pt" officeooo:paragraph-rsid="0012e2f4" style:font-size-asian="12pt" style:font-name-complex="Arial2" style:font-size-complex="12pt"/>
    </style:style>
    <style:style style:name="P20" style:family="paragraph" style:parent-style-name="Standard" style:list-style-name="WWNum2">
      <style:text-properties style:font-name="Arial" fo:font-size="12pt" officeooo:paragraph-rsid="0012e2f4" style:font-size-asian="12pt" style:font-name-complex="Arial2" style:font-size-complex="12pt"/>
    </style:style>
    <style:style style:name="P21" style:family="paragraph" style:parent-style-name="Standard">
      <style:text-properties style:font-name="Arial" fo:font-size="14pt" fo:font-weight="bold" officeooo:rsid="0012e2f4" officeooo:paragraph-rsid="0012e2f4" style:font-size-asian="14pt" style:font-weight-asian="bold" style:font-name-complex="Arial2" style:font-size-complex="14pt" style:font-weight-complex="bold"/>
    </style:style>
    <style:style style:name="P22" style:family="paragraph" style:parent-style-name="Standard" style:list-style-name="WWNum1">
      <style:paragraph-properties fo:margin-left="1.307cm" fo:margin-right="0cm" fo:text-indent="-0.603cm" style:auto-text-indent="false">
        <style:tab-stops>
          <style:tab-stop style:position="1.307cm"/>
        </style:tab-stops>
      </style:paragraph-properties>
      <style:text-properties style:font-name="Arial" fo:font-size="12pt" officeooo:paragraph-rsid="0012e2f4" style:font-size-asian="12pt" style:font-name-complex="Arial2" style:font-size-complex="12pt"/>
    </style:style>
    <style:style style:name="P23" style:family="paragraph" style:parent-style-name="Standard" style:list-style-name="WWNum4">
      <style:paragraph-properties fo:margin-left="1.307cm" fo:margin-right="0cm" fo:text-indent="-0.603cm" style:auto-text-indent="false">
        <style:tab-stops>
          <style:tab-stop style:position="1.307cm"/>
        </style:tab-stops>
      </style:paragraph-properties>
      <style:text-properties style:font-name="Arial" fo:font-size="12pt" officeooo:paragraph-rsid="0012e2f4" style:font-size-asian="12pt" style:font-name-complex="Arial2" style:font-size-complex="12pt"/>
    </style:style>
    <style:style style:name="P24" style:family="paragraph" style:parent-style-name="Standard" style:list-style-name="L1">
      <style:paragraph-properties fo:margin-left="1.27cm" fo:margin-right="0cm" fo:text-indent="-0.635cm" style:auto-text-indent="false">
        <style:tab-stops>
          <style:tab-stop style:position="3.175cm"/>
        </style:tab-stops>
      </style:paragraph-properties>
      <style:text-properties style:font-name="Arial" fo:font-size="12pt" officeooo:paragraph-rsid="0012e2f4" style:font-name-asian="Symbol" style:font-size-asian="12pt" style:font-name-complex="Arial" style:font-size-complex="12pt"/>
    </style:style>
    <style:style style:name="P25" style:family="paragraph" style:parent-style-name="Standard">
      <style:paragraph-properties fo:margin-left="0.503cm" fo:margin-right="0cm" fo:text-indent="-0.503cm" style:auto-text-indent="false">
        <style:tab-stops>
          <style:tab-stop style:position="0.635cm"/>
        </style:tab-stops>
      </style:paragraph-properties>
      <style:text-properties style:font-name="Arial" fo:font-size="12pt" fo:font-style="italic" officeooo:paragraph-rsid="0012e2f4" style:font-size-asian="12pt" style:font-style-asian="italic" style:font-size-complex="12pt"/>
    </style:style>
    <style:style style:name="T1" style:family="text">
      <style:text-properties fo:font-weight="bold" style:font-weight-asian="bold" style:font-name-complex="Arial2" style:font-weight-complex="bold"/>
    </style:style>
    <style:style style:name="T2" style:family="text">
      <style:text-properties fo:font-weight="bold" officeooo:rsid="0012e2f4" style:font-weight-asian="bold" style:font-name-complex="Arial2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e2f4" style:font-weight-asian="bold" style:font-weight-complex="bold"/>
    </style:style>
    <style:style style:name="T5" style:family="text">
      <style:text-properties fo:font-weight="bold" officeooo:rsid="0012e2f4" style:font-weight-asian="bold" style:font-name-complex="Arial"/>
    </style:style>
    <style:style style:name="T6" style:family="text">
      <style:text-properties style:font-name-complex="Arial"/>
    </style:style>
    <style:style style:name="T7" style:family="text">
      <style:text-properties officeooo:rsid="0012e2f4" style:font-name-complex="Arial"/>
    </style:style>
    <style:style style:name="T8" style:family="text">
      <style:text-properties officeooo:rsid="000f319c"/>
    </style:style>
    <style:style style:name="T9" style:family="text">
      <style:text-properties style:font-name-complex="Arial2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name-complex="Arial2"/>
    </style:style>
    <style:style style:name="T12" style:family="text">
      <style:text-properties fo:font-style="italic" officeooo:rsid="0004aef7" style:font-style-asian="italic"/>
    </style:style>
    <style:style style:name="T13" style:family="text">
      <style:text-properties officeooo:rsid="0004aef7"/>
    </style:style>
    <text:list-style style:name="L1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de fixação <text:span text:style-name="T13">4</text:span> – Economia Geral 2017.<text:span text:style-name="T13">2</text:span></text:p>
      <text:p text:style-name="P1">Prof. Wagner Molina</text:p>
      <text:p text:style-name="P2"/>
      <text:p text:style-name="P2"/>
      <text:p text:style-name="P5"><text:span text:style-name="T2">1</text:span><text:span text:style-name="T7">- A estratégia das tarifas intertemporais podem ser entendidas como:</text:span></text:p>
      <text:p text:style-name="P8"/>
      <text:list xml:id="list742768768" text:style-name="WW8Num4">
        <text:list-item>
          <text:p text:style-name="P18">Uma espécie de tarifa em duas partes;</text:p>
        </text:list-item>
        <text:list-item>
          <text:p text:style-name="P18">Uma modalidade especial de maximização de lucros;</text:p>
        </text:list-item>
        <text:list-item>
          <text:p text:style-name="P18">Uma espécie de <text:span text:style-name="T8">conluio</text:span> envolvendo duas ou mais empresas;</text:p>
        </text:list-item>
        <text:list-item>
          <text:p text:style-name="P18">Uma modalidade de jogo competitivo envolvendo duas ou mais empresas;</text:p>
        </text:list-item>
        <text:list-item>
          <text:p text:style-name="P18">Uma espécie de discriminação de preços.</text:p>
        </text:list-item>
      </text:list>
      <text:p text:style-name="P14"/>
      <text:p text:style-name="P2"/>
      <text:p text:style-name="P5"><text:span text:style-name="T2">2</text:span><text:span text:style-name="T9">- </text:span><text:span text:style-name="T11">A empresa DELTA apresenta “rendimentos decrescentes de escala”. A partir desta informação, podemos concluir que para esta empresa:</text:span></text:p>
      <text:list xml:id="list686258205" text:style-name="WWNum1">
        <text:list-item>
          <text:list>
            <text:list-item>
              <text:p text:style-name="P22">é recomendável que sua produção só seja ampliada através da construção de filiais;</text:p>
            </text:list-item>
            <text:list-item>
              <text:p text:style-name="P22">é recomendável que sua produção seja ampliada dentro de uma mesma fábrica;</text:p>
            </text:list-item>
            <text:list-item>
              <text:p text:style-name="P22">não é possível que a sua produção seja ampliada;</text:p>
            </text:list-item>
            <text:list-item>
              <text:p text:style-name="P22">a produção deve ser ampliada tanto por meio de filiais quanto a partir de uma mesma fábrica;</text:p>
            </text:list-item>
            <text:list-item>
              <text:p text:style-name="P22">a produção deve ser ampliada somente no curto prazo. </text:p>
            </text:list-item>
          </text:list>
        </text:list-item>
      </text:list>
      <text:p text:style-name="P4"/>
      <text:p text:style-name="P4"/>
      <text:p text:style-name="P5"><text:span text:style-name="T2">3</text:span><text:span text:style-name="T9">- </text:span><text:span text:style-name="T11">Uma empresa apresenta rendimentos crescentes de escala. Isso significa que:</text:span></text:p>
      <text:list xml:id="list17902074" text:style-name="WWNum4">
        <text:list-item>
          <text:list>
            <text:list-item>
              <text:p text:style-name="P23">No segmento em que a empresa atua, nem sempre a maior empresa é mais competitiva;</text:p>
            </text:list-item>
            <text:list-item>
              <text:p text:style-name="P23">A produção desta empresa deve ser ampliada, independentemente de haver demanda;</text:p>
            </text:list-item>
            <text:list-item>
              <text:p text:style-name="P23">Quanto maiores forem as instalações desta empresa, menores serão seus custos de produção, por unidade;</text:p>
            </text:list-item>
            <text:list-item>
              <text:p text:style-name="P23">Sempre que for necessária uma ampliação da produção, esta deverá ser feita a partir da contratação de mais mão-de-obra;</text:p>
            </text:list-item>
            <text:list-item>
              <text:p text:style-name="P23">A produtividade será cada vez menor, na medida em que a escala de produção for sendo ampliada.</text:p>
            </text:list-item>
          </text:list>
        </text:list-item>
      </text:list>
      <text:p text:style-name="P9"/>
      <text:p text:style-name="P9"/>
      <text:p text:style-name="P5"><text:span text:style-name="T2">4</text:span><text:span text:style-name="T9">- </text:span><text:span text:style-name="T11">A empresa DELTA apresenta “economias de escopo”. A partir desta informação, podemos concluir que para esta empresa:</text:span></text:p>
      <text:list xml:id="list2278866980" text:style-name="WWNum5">
        <text:list-item>
          <text:p text:style-name="P19">é recomendável que sua produção só seja diversificada através da construção de filiais;</text:p>
        </text:list-item>
        <text:list-item>
          <text:p text:style-name="P19">é recomendável que sua produção seja diversificada dentro de uma mesma fábrica;</text:p>
        </text:list-item>
        <text:list-item>
          <text:p text:style-name="P19">não é recomendável que a sua produção seja ampliada;</text:p>
        </text:list-item>
        <text:list-item>
          <text:p text:style-name="P19">a produção pode ser diversificada tanto por meio de filiais quanto a partir de uma mesma fábrica;</text:p>
        </text:list-item>
        <text:list-item>
          <text:p text:style-name="P19">a produção deve ser diversificada somente no curto prazo. </text:p>
        </text:list-item>
      </text:list>
      <text:p text:style-name="P4"/>
      <text:p text:style-name="P4"/>
      <text:p text:style-name="P17"><text:span text:style-name="T4">5</text:span>- <text:span text:style-name="T10">A chamada “maximização dos lucros” </text:span><text:span text:style-name="T12">(ou dos rendimentos)</text:span><text:span text:style-name="T10">, num ambiente perfeitamente competitivo, implica a determinação por parte do empresário, de:</text:span></text:p>
      <text:list xml:id="list107559441" text:style-name="WWNum2">
        <text:list-item>
          <text:p text:style-name="P20"><text:soft-page-break/>Um preço ótimo de venda que maximize a distância entre custos e receitas totais;</text:p>
        </text:list-item>
        <text:list-item>
          <text:p text:style-name="P20">Um preço ótimo de venda que maximize a distância entre custos e receitas marginais;</text:p>
        </text:list-item>
        <text:list-item>
          <text:p text:style-name="P20">Um nível ótimo de produção que maximize a distância entre custos e receitas marginais;</text:p>
        </text:list-item>
        <text:list-item>
          <text:p text:style-name="P20">Um nível ótimo de produção que maximize a distância entre custos e receitas totais;</text:p>
        </text:list-item>
        <text:list-item>
          <text:p text:style-name="P20">Nenhuma das anteriores.</text:p>
        </text:list-item>
      </text:list>
      <text:p text:style-name="P5"/>
      <text:p text:style-name="P13"/>
      <text:p text:style-name="P10"><text:span text:style-name="T4">6</text:span><text:span text:style-name="T3">-</text:span> Um determinado bem tem demanda elástica em relação ao seu preço. Então, se o preço desse bem aumenta, tudo o mais permanecendo constante, o gasto total do consumidor com o bem:</text:p>
      <text:p text:style-name="P10">a) aumenta<text:tab/>b) diminui<text:tab/>c) permanece constante<text:tab/><text:tab/>d) aumenta indefinidamente<text:tab/>e) aumenta na mesma proporção da renda dos consumidores</text:p>
      <text:p text:style-name="P10"/>
      <text:p text:style-name="P15"/>
      <text:p text:style-name="P6"><text:span text:style-name="T1">II – Resolva o</text:span><text:span text:style-name="T2">s</text:span><text:span text:style-name="T1"> exercício</text:span><text:span text:style-name="T2">s</text:span><text:span text:style-name="T1"> abaixo </text:span><text:span text:style-name="T2">(2 pontos cada)</text:span><text:span text:style-name="T1">:</text:span></text:p>
      <text:p text:style-name="P3"/>
      <text:p text:style-name="P16"><text:span text:style-name="T5">1</text:span><text:span text:style-name="T6">- <text:s/>Um empresário lhe perguntou se vale a pena adotar a estratégia de vendas em pacotes em sua loja de discos, fornecendo-lhe os seguintes dados sobre o comportamento de seus fregueses:</text:span></text:p>
      <text:p text:style-name="P11"/>
      <text:list xml:id="list3682002597" text:style-name="L1">
        <text:list-item>
          <text:list>
            <text:list-item>
              <text:p text:style-name="P24">No segmento dos jovens, os fregueses pagam mais por Rock, sendo que o preço médio que otimiza o faturamento é de R$ 20,00. Os mesmos clientes só adquirem MPB quando é cobrado um preço promocional de R$ 9,90.</text:p>
            </text:list-item>
            <text:list-item>
              <text:p text:style-name="P24">Entre o público mais velho, <text:s/>o gênero Rock só têm boa saída quando vendido a 15,00 cada CD, sendo que os de MPB vendem bem mesmo a preços em torno de R$ 25,00.</text:p>
            </text:list-item>
          </text:list>
        </text:list-item>
      </text:list>
      <text:p text:style-name="P11"/>
      <text:p text:style-name="P11">Vale a pena vender os CDs separadamente ou em pacotes? A que preço? Justifique... </text:p>
      <text:p text:style-name="P11"/>
      <text:p text:style-name="P2"/>
      <text:p text:style-name="P7"><text:span text:style-name="T2">2</text:span><text:span text:style-name="T9">-</text:span><text:span text:style-name="T1"> </text:span><text:span text:style-name="T11">Num ambiente competitivo (preço ditado pelo mercado), determinada mercadoria está atualmente sendo vendida por R$ 14,00. A quantidade de equilíbrio produzida a este preço é de 150.000 unidades (no conjunto do setor). Os produtores trabalham com tecnologias muito similares, que permitem, no curto prazo, elevar a produção a um custo crescente (cada mercadoria adicional custa <text:s/>$ 0,10 a mais do que custou a unidade anterior). <text:s/>Suponha que, devido a um aumento da demanda causado por elevação dos preços de um produto substituto, o preço de mercado suba para R$ 19,00. </text:span><text:bookmark text:name="_GoBack"/></text:p>
      <text:p text:style-name="P12"/>
      <text:p text:style-name="P12">a) qual o acréscimo da produção esperado para cada produtor individual? <text:s/></text:p>
      <text:p text:style-name="P25">b) se este acréscimo, no conjunto do setor, representar 30% a mais em relação ao que era produzido antes, de quantos produtores estamos faland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-0.566cm" style:auto-text-indent="false"/>
      <style:text-properties style:font-name="Arial1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line-height="150%" fo:text-align="justify" style:justify-single-word="false"/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635cm" fo:margin-right="0cm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Label_20_1" style:display-name="ListLabel 1" style:family="text">
      <style:text-properties style:font-name="Arial1" fo:font-family="Arial" style:font-family-generic="roman" style:font-pitch="variable" fo:font-size="11pt" fo:font-weight="bold" style:font-weight-asian="bold"/>
    </style:style>
    <style:style style:name="ListLabel_20_2" style:display-name="ListLabel 2" style:family="text">
      <style:text-properties style:font-name="Arial1" fo:font-family="Arial" style:font-family-generic="roman" style:font-pitch="variable" fo:font-size="11pt" fo:font-style="normal" fo:font-weight="bold" style:font-style-asian="normal" style:font-weight-asian="bold"/>
    </style:style>
    <style:style style:name="ListLabel_20_7" style:display-name="ListLabel 7" style:family="text">
      <style:text-properties style:font-name="Arial1" fo:font-family="Arial" style:font-family-generic="roman" style:font-pitch="variable" fo:font-size="11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1" fo:font-family="Arial" style:font-family-generic="roman" style:font-pitch="variable" fo:font-size="10pt" fo:font-style="normal" fo:font-weight="bold" style:font-size-asian="11pt" style:font-style-asian="normal" style:font-weight-asian="normal" style:font-size-complex="11pt"/>
    </style:style>
    <style:style style:name="ListLabel_20_4" style:display-name="ListLabel 4" style:family="text">
      <style:text-properties style:font-name="Arial1" fo:font-family="Arial" style:font-family-generic="roman" style:font-pitch="variable" fo:font-size="10pt" fo:font-style="normal" fo:font-weight="normal" style:font-style-asian="normal" style:font-weight-asian="normal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WW8Num4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1" style:num-suffix="-" style:num-format="1" text:start-value="2">
        <style:list-level-properties text:list-level-position-and-space-mode="label-alignment">
          <style:list-level-label-alignment text:label-followed-by="listtab" fo:text-indent="-1.244cm" fo:margin-left="1.24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text:list-tab-stop-position="2.057cm" fo:text-indent="-0.635cm" fo:margin-left="2.057cm"/>
        </style:list-level-properties>
      </text:list-level-style-number>
      <text:list-level-style-number text:level="2" text:style-name="ListLabel_20_5" style:num-suffix="." style:num-format="1" text:start-value="4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-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36:31.436000000</meta:creation-date>
    <dc:date>2017-10-16T09:40:17.350000000</dc:date>
    <meta:editing-duration>PT3M46S</meta:editing-duration>
    <meta:editing-cycles>1</meta:editing-cycles>
    <meta:document-statistic meta:table-count="0" meta:image-count="0" meta:object-count="0" meta:page-count="2" meta:paragraph-count="42" meta:word-count="712" meta:character-count="4245" meta:non-whitespace-character-count="3589"/>
    <meta:generator>LibreOffice/5.4.1.2$Windows_x86 LibreOffice_project/ea7cb86e6eeb2bf3a5af73a8f7777ac570321527</meta:generator>
  </office:meta>
</office:document-meta>
</file>